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---------------------------------------------------------</text:p>
      <text:p text:style-name="Standard">🔹 <text:span text:style-name="T1">Qu'est-ce qu'un prop en React ?</text:span></text:p>
      <text:p text:style-name="Standard">Le mot "prop" est une abréviation de "property" (propriété en anglais).</text:p>
      <text:p text:style-name="Standard">En React, les props permettent de transmettre des données d'un composant parent à un composant enfant.</text:p>
      <text:p text:style-name="Standard"/>
      <text:p text:style-name="Standard">--&gt; SimpleMap reçoit la région sélectionnée en prop : </text:p>
      <text:p text:style-name="Standard">permet à SimpleMap d'afficher les cinémas en fonction de la région choisie dans Outils.</text:p>
      <text:p text:style-name="Standard"/>
      <text:p text:style-name="Standard">📌 <text:span text:style-name="T1">Récapitulatif :</text:span></text:p>
      <text:p text:style-name="Standard">Outils est le parent → il stocke la région sélectionnée (selectedRegion).</text:p>
      <text:p text:style-name="Standard">SimpleMap est l'enfant → il reçoit region en prop pour récupérer les cinémas correspondants.</text:p>
      <text:p text:style-name="Standard">=&gt; Les props permettent donc de faire communiquer les composants entre eux. 🚀</text:p>
      <text:p text:style-name="Standard"/>
      <text:p text:style-name="Standard">-------------------------------------------------------------------------------------------------------------------</text:p>
      <text:p text:style-name="Standard"/>
      <text:p text:style-name="Standard">🔹 <text:span text:style-name="T1">Qu'est-ce que useEffect ?</text:span></text:p>
      <text:p text:style-name="Standard">C'est un hook React qui permet d'exécuter du code lorsqu'un composant est monté (affiché à l'écran) ou lorsqu'une dépendance change.</text:p>
      <text:p text:style-name="Standard">Sa syntaxe de base est :</text:p>
      <text:p text:style-name="Standard"/>
      <text:p text:style-name="Standard">useEffect(() =&gt; {</text:p>
      <text:p text:style-name="Standard"><text:s text:c="4"/>// Code exécuté au montage ou lorsqu'une dépendance change</text:p>
      <text:p text:style-name="Standard">}, [/* Dépendances */]);</text:p>
      <text:p text:style-name="Standard"/>
      <text:p text:style-name="Standard">--&gt; Sans dépendances ([]) → le code s'exécute une seule fois (au montage du composant).</text:p>
      <text:p text:style-name="Standard">--&gt; Avec des dépendances ([region]) → le code s'exécute à chaque changement de la valeur dans le tableau.</text:p>
      <text:p text:style-name="Standard"/>
      <text:p text:style-name="Standard">📌 <text:span text:style-name="T1">Que se passe-t-il ici ?</text:span></text:p>
      <text:p text:style-name="Standard">Quand SimpleMap s'affiche pour la première fois, useEffect est exécuté car region a une valeur initiale (ex: "BRETAGNE").</text:p>
      <text:p text:style-name="Standard">À chaque fois que region change, React exécute à nouveau le useEffect, ce qui :</text:p>
      <text:p text:style-name="Standard">&gt; Met à jour l'URL de l'API (baseURL).</text:p>
      <text:p text:style-name="Standard">&gt; Fait une requête HTTP GET avec axios pour récupérer les cinémas de cette région.</text:p>
      <text:p text:style-name="Standard">&gt; Met à jour l'état cinemas avec setCinemas(response.data), ce qui rafraîchit l'affichage de la carte avec les nouveaux cinémas.</text:p>
      <text:p text:style-name="Standard"/>
      <text:p text:style-name="Standard">🔥 <text:span text:style-name="T1">Pourquoi utiliser useEffect ici ?</text:span></text:p>
      <text:p text:style-name="Standard">✅ Évite les boucles infinies : Sans useEffect, l'état serait mis à jour après chaque requête, entraînant un rendu infini.</text:p>
      <text:p text:style-name="Standard">✅ Réduit les appels API : L'appel API ne se fait que si region change, évitant des requêtes inutiles.</text:p>
      <text:p text:style-name="Standard">✅ Optimise l'affichage : Seuls les cinémas de la région sélectionnée sont affichés, sans recharger la page.</text:p>
      <text:p text:style-name="Standard"/>
      <text:p text:style-name="Standard">🚀 <text:span text:style-name="T1">Conclusion</text:span></text:p>
      <text:p text:style-name="Standard">--&gt; useEffect permet de déclencher la requête API seulement quand region change.</text:p>
      <text:p text:style-name="Standard">--&gt; Les cinémas sont mis à jour dynamiquement grâce à setCinemas(response.data).</text:p>
      <text:p text:style-name="Standard">--&gt; Cela permet une expérience utilisateur fluide où la carte se met à jour sans rafraîchir la page.</text:p>
      <text:p text:style-name="Standard"/>
      <text:p text:style-name="Standard">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2:57:40.231000000</meta:creation-date>
    <dc:date>2025-02-17T22:58:11.889000000</dc:date>
    <meta:editing-duration>PT32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34" meta:word-count="373" meta:character-count="2538" meta:non-whitespace-character-count="2200"/>
  </office:meta>
</office:document-meta>
</file>